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normal" officeooo:rsid="0023145e" officeooo:paragraph-rsid="0023145e" style:font-weight-asian="normal" style:font-weight-complex="normal"/>
    </style:style>
    <style:style style:name="P2" style:family="paragraph" style:parent-style-name="Standard">
      <style:text-properties style:text-underline-style="solid" style:text-underline-width="auto" style:text-underline-color="font-color" fo:font-weight="normal" officeooo:rsid="00240c32" officeooo:paragraph-rsid="00240c32" style:font-weight-asian="normal" style:font-weight-complex="normal"/>
    </style:style>
    <style:style style:name="P3" style:family="paragraph" style:parent-style-name="Standard">
      <style:text-properties style:text-underline-style="solid" style:text-underline-width="auto" style:text-underline-color="font-color" officeooo:rsid="00290240" officeooo:paragraph-rsid="00290240"/>
    </style:style>
    <style:style style:name="P4" style:family="paragraph" style:parent-style-name="Standard">
      <style:text-properties style:text-underline-style="none" fo:font-weight="normal" officeooo:rsid="001e6063" officeooo:paragraph-rsid="001c732b" style:font-weight-asian="normal" style:font-weight-complex="normal"/>
    </style:style>
    <style:style style:name="P5" style:family="paragraph" style:parent-style-name="Standard">
      <style:text-properties style:text-underline-style="none" fo:font-weight="normal" officeooo:rsid="001e6063" officeooo:paragraph-rsid="001e6063" style:font-weight-asian="normal" style:font-weight-complex="normal"/>
    </style:style>
    <style:style style:name="P6" style:family="paragraph" style:parent-style-name="Standard">
      <style:text-properties style:text-underline-style="none" fo:font-weight="normal" officeooo:rsid="0020456a" officeooo:paragraph-rsid="0020456a" style:font-weight-asian="normal" style:font-weight-complex="normal"/>
    </style:style>
    <style:style style:name="P7" style:family="paragraph" style:parent-style-name="Standard" style:list-style-name="L1">
      <style:text-properties style:text-underline-style="none" fo:font-weight="normal" officeooo:rsid="0020456a" officeooo:paragraph-rsid="0020456a" style:font-weight-asian="normal" style:font-weight-complex="normal"/>
    </style:style>
    <style:style style:name="P8" style:family="paragraph" style:parent-style-name="Standard">
      <style:text-properties style:text-underline-style="none" fo:font-weight="normal" officeooo:rsid="00240c32" officeooo:paragraph-rsid="00240c32" style:font-weight-asian="normal" style:font-weight-complex="normal"/>
    </style:style>
    <style:style style:name="P9" style:family="paragraph" style:parent-style-name="Standard" style:list-style-name="L3">
      <style:text-properties style:text-underline-style="none" fo:font-weight="normal" officeooo:rsid="00240c32" officeooo:paragraph-rsid="00240c32" style:font-weight-asian="normal" style:font-weight-complex="normal"/>
    </style:style>
    <style:style style:name="P10" style:family="paragraph" style:parent-style-name="Standard">
      <style:text-properties style:text-underline-style="none" fo:font-weight="normal" officeooo:rsid="002589b8" officeooo:paragraph-rsid="002589b8" style:font-weight-asian="normal" style:font-weight-complex="normal"/>
    </style:style>
    <style:style style:name="P11" style:family="paragraph" style:parent-style-name="Standard">
      <style:text-properties style:text-underline-style="none" fo:font-weight="bold" officeooo:rsid="00253e8b" officeooo:paragraph-rsid="00253e8b" style:font-weight-asian="bold" style:font-weight-complex="bold"/>
    </style:style>
    <style:style style:name="P12" style:family="paragraph" style:parent-style-name="Standard">
      <style:text-properties fo:font-weight="normal" officeooo:rsid="002710bb" officeooo:paragraph-rsid="002710bb" style:font-weight-asian="normal" style:font-weight-complex="normal"/>
    </style:style>
    <style:style style:name="P13" style:family="paragraph" style:parent-style-name="Standard">
      <style:text-properties fo:font-weight="normal" officeooo:rsid="0029db9b" officeooo:paragraph-rsid="002b224d" style:font-weight-asian="normal" style:font-weight-complex="normal"/>
    </style:style>
    <style:style style:name="P14" style:family="paragraph" style:parent-style-name="Standard">
      <style:text-properties fo:font-weight="normal" officeooo:rsid="002b94a8" officeooo:paragraph-rsid="002b94a8" style:font-weight-asian="normal" style:font-weight-complex="normal"/>
    </style:style>
    <style:style style:name="P15" style:family="paragraph" style:parent-style-name="Standard">
      <style:text-properties fo:font-size="14pt" style:text-underline-style="none" fo:font-weight="bold" officeooo:rsid="0023145e" officeooo:paragraph-rsid="0023145e" style:font-size-asian="14pt" style:font-weight-asian="bold" style:font-size-complex="14pt" style:font-weight-complex="bold"/>
    </style:style>
    <style:style style:name="P16" style:family="paragraph" style:parent-style-name="Standard">
      <style:text-properties fo:font-size="14pt" style:text-underline-style="none" fo:font-weight="bold" officeooo:rsid="0020456a" officeooo:paragraph-rsid="0020456a" style:font-size-asian="14pt" style:font-weight-asian="bold" style:font-size-complex="14pt" style:font-weight-complex="bold"/>
    </style:style>
    <style:style style:name="P17"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c732b" officeooo:paragraph-rsid="001c732b" style:font-size-asian="16pt" style:font-weight-asian="bold" style:font-size-complex="16pt" style:font-weight-complex="bold"/>
    </style:style>
    <style:style style:name="P18" style:family="paragraph" style:parent-style-name="Standard" style:list-style-name="L4">
      <style:text-properties officeooo:paragraph-rsid="002589b8"/>
    </style:style>
    <style:style style:name="P19" style:family="paragraph" style:parent-style-name="Standard" style:list-style-name="L4">
      <style:text-properties officeooo:rsid="002589b8" officeooo:paragraph-rsid="002589b8"/>
    </style:style>
    <style:style style:name="P20" style:family="paragraph" style:parent-style-name="Standard">
      <style:text-properties fo:font-weight="bold" officeooo:rsid="002710bb" officeooo:paragraph-rsid="002710bb" style:font-weight-asian="bold" style:font-weight-complex="bold"/>
    </style:style>
    <style:style style:name="P21" style:family="paragraph" style:parent-style-name="Standard">
      <style:text-properties fo:font-weight="bold" officeooo:rsid="002b94a8" officeooo:paragraph-rsid="002b94a8" style:font-weight-asian="bold" style:font-weight-complex="bold"/>
    </style:style>
    <style:style style:name="P22" style:family="paragraph" style:parent-style-name="Standard">
      <style:text-properties style:font-name="Liberation Serif" fo:font-size="12pt" style:text-underline-style="none" fo:font-weight="normal" officeooo:rsid="0029db9b" officeooo:paragraph-rsid="0029db9b" style:font-size-asian="10.5pt" style:font-weight-asian="normal" style:font-size-complex="12pt" style:font-weight-complex="normal"/>
    </style:style>
    <style:style style:name="P23" style:family="paragraph" style:parent-style-name="Standard" style:list-style-name="L5">
      <style:text-properties style:font-name="Liberation Serif" fo:font-size="12pt" style:text-underline-style="none" fo:font-weight="normal" officeooo:rsid="0029db9b" officeooo:paragraph-rsid="002b224d" style:font-size-asian="10.5pt" style:font-weight-asian="normal" style:font-size-complex="12pt" style:font-weight-complex="normal"/>
    </style:style>
    <style:style style:name="P24" style:family="paragraph" style:parent-style-name="Standard">
      <style:text-properties style:font-name="Liberation Serif" fo:font-size="12pt" style:text-underline-style="none" fo:font-weight="normal" officeooo:rsid="0029db9b" officeooo:paragraph-rsid="002b224d" style:font-size-asian="10.5pt" style:font-weight-asian="normal" style:font-size-complex="12pt" style:font-weight-complex="normal"/>
    </style:style>
    <style:style style:name="P25" style:family="paragraph" style:parent-style-name="Standard">
      <style:text-properties style:font-name="Liberation Serif" fo:font-size="12pt" style:text-underline-style="none" fo:font-weight="normal" officeooo:rsid="002a31bd" officeooo:paragraph-rsid="002a31bd" style:font-size-asian="10.5pt" style:font-weight-asian="normal" style:font-size-complex="12pt" style:font-weight-complex="normal"/>
    </style:style>
    <style:style style:name="P26" style:family="paragraph" style:parent-style-name="Standard" style:list-style-name="L6">
      <style:text-properties style:font-name="Liberation Serif" fo:font-size="12pt" style:text-underline-style="none" fo:font-weight="normal" officeooo:rsid="002a31bd" officeooo:paragraph-rsid="002a31bd" style:font-size-asian="10.5pt" style:font-weight-asian="normal" style:font-size-complex="12pt" style:font-weight-complex="normal"/>
    </style:style>
    <style:style style:name="P27" style:family="paragraph" style:parent-style-name="Standard">
      <style:text-properties style:font-name="Liberation Serif" fo:font-size="12pt" style:text-underline-style="none" fo:font-weight="normal" officeooo:rsid="002b224d" officeooo:paragraph-rsid="002b224d" style:font-size-asian="10.5pt" style:font-weight-asian="normal" style:font-size-complex="12pt" style:font-weight-complex="normal"/>
    </style:style>
    <style:style style:name="P28" style:family="paragraph" style:parent-style-name="Standard">
      <style:text-properties style:font-name="Liberation Serif" fo:font-size="12pt" style:text-underline-style="none" fo:font-weight="normal" officeooo:rsid="002b3cc1" officeooo:paragraph-rsid="002b3cc1" style:font-size-asian="10.5pt" style:font-weight-asian="normal" style:font-size-complex="12pt" style:font-weight-complex="normal"/>
    </style:style>
    <style:style style:name="P29" style:family="paragraph" style:parent-style-name="Standard" style:list-style-name="L7">
      <style:text-properties style:font-name="Liberation Serif" fo:font-size="12pt" style:text-underline-style="none" fo:font-weight="normal" officeooo:rsid="002b3cc1" officeooo:paragraph-rsid="002b3cc1" style:font-size-asian="10.5pt" style:font-weight-asian="normal" style:font-size-complex="12pt" style:font-weight-complex="normal"/>
    </style:style>
    <style:style style:name="P30" style:family="paragraph" style:parent-style-name="Standard">
      <style:text-properties style:font-name="Liberation Serif" fo:font-size="12pt" style:text-underline-style="none" fo:font-weight="normal" officeooo:rsid="002b94a8" officeooo:paragraph-rsid="002b94a8" style:font-size-asian="10.5pt" style:font-weight-asian="normal" style:font-size-complex="12pt" style:font-weight-complex="normal"/>
    </style:style>
    <style:style style:name="P31" style:family="paragraph" style:parent-style-name="Standard">
      <style:text-properties style:font-name="Liberation Serif" fo:font-size="12pt" style:text-underline-style="none" fo:font-weight="normal" officeooo:rsid="002c9ff3" officeooo:paragraph-rsid="002c9ff3" style:font-size-asian="10.5pt" style:font-weight-asian="normal" style:font-size-complex="12pt" style:font-weight-complex="normal"/>
    </style:style>
    <style:style style:name="P32" style:family="paragraph" style:parent-style-name="Standard">
      <style:text-properties style:font-name="Liberation Serif" fo:font-size="12pt" style:text-underline-style="none" fo:font-weight="normal" officeooo:rsid="002cc911" officeooo:paragraph-rsid="002cc911" style:font-size-asian="10.5pt" style:font-weight-asian="normal" style:font-size-complex="12pt" style:font-weight-complex="normal"/>
    </style:style>
    <style:style style:name="P33" style:family="paragraph" style:parent-style-name="Standard">
      <style:text-properties style:font-name="Liberation Serif" fo:font-size="12pt" style:text-underline-style="none" fo:font-weight="normal" officeooo:rsid="002e216b" officeooo:paragraph-rsid="002e216b" style:font-size-asian="10.5pt" style:font-weight-asian="normal" style:font-size-complex="12pt" style:font-weight-complex="normal"/>
    </style:style>
    <style:style style:name="P34" style:family="paragraph" style:parent-style-name="Standard">
      <style:text-properties style:font-name="Liberation Serif" fo:font-size="12pt" style:text-underline-style="none" fo:font-weight="normal" officeooo:rsid="002f4dc3" officeooo:paragraph-rsid="002f4dc3" style:font-size-asian="10.5pt" style:font-weight-asian="normal" style:font-size-complex="12pt" style:font-weight-complex="normal"/>
    </style:style>
    <style:style style:name="P35" style:family="paragraph" style:parent-style-name="Standard">
      <style:text-properties style:font-name="Liberation Serif" fo:font-size="12pt" style:text-underline-style="none" fo:font-weight="normal" officeooo:rsid="002fae9e" officeooo:paragraph-rsid="002fae9e" style:font-size-asian="10.5pt" style:font-weight-asian="normal" style:font-size-complex="12pt" style:font-weight-complex="normal"/>
    </style:style>
    <style:style style:name="P36" style:family="paragraph" style:parent-style-name="Standard">
      <style:text-properties style:font-name="Liberation Serif" fo:font-size="12pt" style:text-underline-style="none" fo:font-weight="normal" officeooo:rsid="00318e75" officeooo:paragraph-rsid="00318e75" style:font-size-asian="10.5pt" style:font-weight-asian="normal" style:font-size-complex="12pt" style:font-weight-complex="normal"/>
    </style:style>
    <style:style style:name="P37" style:family="paragraph" style:parent-style-name="Standard">
      <style:text-properties style:font-name="Liberation Serif" fo:font-size="12pt" style:text-underline-style="none" fo:font-weight="bold" officeooo:rsid="002b224d" officeooo:paragraph-rsid="002b224d" style:font-size-asian="10.5pt" style:font-weight-asian="bold" style:font-size-complex="12pt" style:font-weight-complex="bold"/>
    </style:style>
    <style:style style:name="P38" style:family="paragraph" style:parent-style-name="Standard">
      <style:text-properties style:font-name="Liberation Serif" fo:font-size="12pt" style:text-underline-style="none" fo:font-weight="bold" officeooo:rsid="002b94a8" officeooo:paragraph-rsid="002b94a8" style:font-size-asian="10.5pt" style:font-weight-asian="bold" style:font-size-complex="12pt" style:font-weight-complex="bold"/>
    </style:style>
    <style:style style:name="P39" style:family="paragraph" style:parent-style-name="Standard">
      <style:text-properties style:font-name="Liberation Serif" fo:font-size="12pt" style:text-underline-style="none" fo:font-weight="bold" officeooo:rsid="002cc911" officeooo:paragraph-rsid="002cc911" style:font-size-asian="10.5pt" style:font-weight-asian="bold" style:font-size-complex="12pt" style:font-weight-complex="bold"/>
    </style:style>
    <style:style style:name="P40" style:family="paragraph" style:parent-style-name="Standard">
      <style:text-properties style:font-name="Liberation Serif" fo:font-size="12pt" style:text-underline-style="none" fo:font-weight="bold" officeooo:rsid="002e216b" officeooo:paragraph-rsid="002e216b" style:font-size-asian="10.5pt" style:font-weight-asian="bold" style:font-size-complex="12pt" style:font-weight-complex="bold"/>
    </style:style>
    <style:style style:name="P41" style:family="paragraph" style:parent-style-name="Standard">
      <style:text-properties style:font-name="Liberation Serif" fo:font-size="12pt" style:text-underline-style="none" fo:font-weight="bold" officeooo:rsid="002f4dc3" officeooo:paragraph-rsid="002f4dc3" style:font-size-asian="10.5pt" style:font-weight-asian="bold" style:font-size-complex="12pt" style:font-weight-complex="bold"/>
    </style:style>
    <style:style style:name="P42" style:family="paragraph" style:parent-style-name="Standard">
      <style:text-properties style:font-name="Liberation Serif" fo:font-size="12pt" style:text-underline-style="none" fo:font-weight="bold" officeooo:rsid="002fae9e" officeooo:paragraph-rsid="002fae9e" style:font-size-asian="10.5pt" style:font-weight-asian="bold" style:font-size-complex="12pt" style:font-weight-complex="bold"/>
    </style:style>
    <style:style style:name="P43" style:family="paragraph" style:parent-style-name="Standard">
      <style:text-properties style:font-name="Liberation Serif" fo:font-size="12pt" style:text-underline-style="none" fo:font-weight="bold" officeooo:rsid="00318e75" officeooo:paragraph-rsid="00318e75" style:font-size-asian="10.5pt" style:font-weight-asian="bold" style:font-size-complex="12pt" style:font-weight-complex="bold"/>
    </style:style>
    <style:style style:name="P44" style:family="paragraph" style:parent-style-name="Standard">
      <style:text-properties style:font-name="Liberation Serif" fo:font-size="12pt" style:text-underline-style="solid" style:text-underline-width="auto" style:text-underline-color="font-color" fo:font-weight="normal" officeooo:rsid="002b224d" officeooo:paragraph-rsid="002b224d" style:font-size-asian="10.5pt" style:font-weight-asian="normal" style:font-size-complex="12pt" style:font-weight-complex="normal"/>
    </style:style>
    <style:style style:name="P45" style:family="paragraph" style:parent-style-name="Standard">
      <style:text-properties style:font-name="Liberation Serif" fo:font-size="12pt" style:text-underline-style="solid" style:text-underline-width="auto" style:text-underline-color="font-color" fo:font-weight="normal" officeooo:rsid="002e216b" officeooo:paragraph-rsid="002e216b" style:font-size-asian="10.5pt" style:font-weight-asian="normal" style:font-size-complex="12pt" style:font-weight-complex="normal"/>
    </style:style>
    <style:style style:name="P46" style:family="paragraph" style:parent-style-name="Standard">
      <style:text-properties style:font-name="Liberation Serif" fo:font-size="12pt" style:text-underline-style="solid" style:text-underline-width="auto" style:text-underline-color="font-color" fo:font-weight="bold" officeooo:rsid="002cc911" officeooo:paragraph-rsid="002cc911" style:font-size-asian="10.5pt" style:font-weight-asian="bold" style:font-size-complex="12pt" style:font-weight-complex="bold"/>
    </style:style>
    <style:style style:name="P47" style:family="paragraph" style:parent-style-name="Standard">
      <style:text-properties style:font-name="Liberation Serif" fo:font-size="12pt" style:text-underline-style="solid" style:text-underline-width="auto" style:text-underline-color="font-color" fo:font-weight="bold" officeooo:rsid="002e216b" officeooo:paragraph-rsid="002e216b" style:font-size-asian="10.5pt" style:font-weight-asian="bold" style:font-size-complex="12pt" style:font-weight-complex="bold"/>
    </style:style>
    <style:style style:name="P48" style:family="paragraph" style:parent-style-name="Standard">
      <style:text-properties officeooo:paragraph-rsid="002cc911"/>
    </style:style>
    <style:style style:name="P49" style:family="paragraph" style:parent-style-name="Standard">
      <style:paragraph-properties fo:break-before="page"/>
      <style:text-properties style:text-underline-style="solid" style:text-underline-width="auto" style:text-underline-color="font-color" fo:font-weight="bold" officeooo:rsid="00240c32" officeooo:paragraph-rsid="00240c32" style:font-weight-asian="bold" style:font-weight-complex="bold"/>
    </style:style>
    <style:style style:name="P50" style:family="paragraph" style:parent-style-name="Standard">
      <style:paragraph-properties fo:margin-left="0cm" fo:margin-right="0cm" fo:text-align="start" style:justify-single-word="false" fo:text-indent="0cm" style:auto-text-indent="false"/>
    </style:style>
    <style:style style:name="P51" style:family="paragraph" style:parent-style-name="Standard">
      <style:paragraph-properties fo:margin-left="0cm" fo:margin-right="0cm" fo:text-align="start" style:justify-single-word="false" fo:text-indent="0cm" style:auto-text-indent="false"/>
      <style:text-properties officeooo:paragraph-rsid="002fae9e"/>
    </style:style>
    <style:style style:name="T1" style:family="text">
      <style:text-properties fo:font-weight="bold" style:font-weight-asian="bold" style:font-weight-complex="bold"/>
    </style:style>
    <style:style style:name="T2" style:family="text">
      <style:text-properties fo:font-weight="bold" officeooo:rsid="0029db9b"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23145e"/>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253e8b" style:font-weight-asian="normal" style:font-weight-complex="normal"/>
    </style:style>
    <style:style style:name="T8" style:family="text">
      <style:text-properties style:text-underline-style="none" fo:font-weight="normal" officeooo:rsid="002710bb" style:font-weight-asian="normal" style:font-weight-complex="normal"/>
    </style:style>
    <style:style style:name="T9" style:family="text">
      <style:text-properties style:text-underline-style="none" fo:font-weight="bold" officeooo:rsid="002710bb" style:font-weight-asian="bold" style:font-weight-complex="bold"/>
    </style:style>
    <style:style style:name="T10" style:family="text">
      <style:text-properties fo:color="#000000" style:font-name="Consolas" fo:font-size="10pt" style:font-size-asian="10pt"/>
    </style:style>
    <style:style style:name="T11" style:family="text">
      <style:text-properties fo:color="#000000" style:font-name="Consolas" fo:font-size="10pt" fo:font-style="italic" style:font-size-asian="10pt" style:font-style-asian="italic"/>
    </style:style>
    <style:style style:name="T12" style:family="text">
      <style:text-properties fo:color="#000000" style:font-name="Consolas" fo:font-size="10pt" style:text-underline-style="solid" style:text-underline-width="auto" style:text-underline-color="font-color" style:font-size-asian="10pt"/>
    </style:style>
    <style:style style:name="T13" style:family="text">
      <style:text-properties fo:color="#000000" style:font-name="Consolas" fo:font-size="10pt" fo:font-weight="normal" style:font-size-asian="10pt" style:font-weight-asian="normal" style:font-weight-complex="normal"/>
    </style:style>
    <style:style style:name="T14" style:family="text">
      <style:text-properties fo:color="#000000" style:font-name="Consolas" fo:font-size="10pt" fo:font-weight="normal" fo:background-color="#d4d4d4" loext:char-shading-value="0" style:font-size-asian="10pt" style:font-weight-asian="normal" style:font-weight-complex="normal"/>
    </style:style>
    <style:style style:name="T15" style:family="text">
      <style:text-properties fo:color="#000000" style:font-name="Consolas" fo:font-size="10pt" fo:background-color="#d4d4d4" loext:char-shading-value="0" style:font-size-asian="10pt"/>
    </style:style>
    <style:style style:name="T16" style:family="text">
      <style:text-properties fo:color="#000000" style:font-name="Consolas" fo:font-size="10pt" fo:background-color="#e8f2fe" loext:char-shading-value="0" style:font-size-asian="10pt"/>
    </style:style>
    <style:style style:name="T17" style:family="text">
      <style:text-properties fo:color="#000000" style:text-underline-style="solid" style:text-underline-width="auto" style:text-underline-color="font-color"/>
    </style:style>
    <style:style style:name="T18" style:family="text">
      <style:text-properties fo:color="#000000"/>
    </style:style>
    <style:style style:name="T19" style:family="text">
      <style:text-properties fo:color="#000000" fo:font-weight="bold" style:font-weight-asian="bold" style:font-weight-complex="bold"/>
    </style:style>
    <style:style style:name="T20" style:family="text">
      <style:text-properties fo:color="#000000" style:font-name="Liberation Serif" fo:font-size="12pt" style:text-underline-style="none" style:font-size-asian="10.5pt" style:font-size-complex="12pt"/>
    </style:style>
    <style:style style:name="T21" style:family="text">
      <style:text-properties fo:color="#000000" fo:font-weight="normal" style:font-weight-asian="normal" style:font-weight-complex="normal"/>
    </style:style>
    <style:style style:name="T22" style:family="text">
      <style:text-properties fo:color="#000000" fo:font-style="normal" style:font-style-asian="normal" style:font-style-complex="normal"/>
    </style:style>
    <style:style style:name="T23" style:family="text">
      <style:text-properties fo:color="#000000" officeooo:rsid="00345413"/>
    </style:style>
    <style:style style:name="T24" style:family="text">
      <style:text-properties fo:color="#000000" officeooo:rsid="00363381"/>
    </style:style>
    <style:style style:name="T25" style:family="text">
      <style:text-properties fo:color="#000000" officeooo:rsid="003829ef"/>
    </style:style>
    <style:style style:name="T26" style:family="text">
      <style:text-properties fo:color="#6a3e3e" style:font-name="Consolas" fo:font-size="10pt" style:font-size-asian="10pt"/>
    </style:style>
    <style:style style:name="T27" style:family="text">
      <style:text-properties fo:color="#6a3e3e" style:font-name="Consolas" fo:font-size="10pt" fo:background-color="#f0d8a8" loext:char-shading-value="0" style:font-size-asian="10pt"/>
    </style:style>
    <style:style style:name="T28" style:family="text">
      <style:text-properties fo:color="#6a3e3e" style:font-name="Consolas" fo:font-size="10pt" fo:background-color="#d4d4d4" loext:char-shading-value="0" style:font-size-asian="10pt"/>
    </style:style>
    <style:style style:name="T29" style:family="text">
      <style:text-properties fo:color="#6a3e3e" style:font-name="Consolas" fo:font-size="10pt" style:text-underline-style="solid" style:text-underline-width="auto" style:text-underline-color="font-color" fo:background-color="#e8f2fe" loext:char-shading-value="0" style:font-size-asian="10pt"/>
    </style:style>
    <style:style style:name="T30" style:family="text">
      <style:text-properties fo:color="#6a3e3e" style:font-name="Consolas" fo:font-size="10pt" fo:background-color="#e8f2fe" loext:char-shading-value="0" style:font-size-asian="10pt"/>
    </style:style>
    <style:style style:name="T31" style:family="text">
      <style:text-properties fo:color="#7f0055" style:font-name="Consolas" fo:font-size="10pt" fo:font-weight="bold" style:font-size-asian="10pt" style:font-weight-asian="bold"/>
    </style:style>
    <style:style style:name="T32" style:family="text">
      <style:text-properties fo:color="#7f0055" style:font-name="Consolas" fo:font-size="10pt" fo:background-color="#e8f2fe" loext:char-shading-value="0" style:font-size-asian="10pt"/>
    </style:style>
    <style:style style:name="T33" style:family="text">
      <style:text-properties officeooo:rsid="00253e8b"/>
    </style:style>
    <style:style style:name="T34" style:family="text">
      <style:text-properties fo:color="#3f5fbf" style:font-name="Consolas" fo:font-size="10pt" style:font-size-asian="10pt"/>
    </style:style>
    <style:style style:name="T35" style:family="text">
      <style:text-properties fo:color="#3f5fbf" style:font-name="Consolas" fo:font-size="10pt" style:text-underline-style="solid" style:text-underline-width="auto" style:text-underline-color="font-color" style:font-size-asian="10pt"/>
    </style:style>
    <style:style style:name="T36" style:family="text">
      <style:text-properties fo:color="#0000c0" style:font-name="Consolas" fo:font-size="10pt" fo:font-style="italic" fo:font-weight="bold" style:font-size-asian="10pt" style:font-style-asian="italic" style:font-weight-asian="bold"/>
    </style:style>
    <style:style style:name="T37" style:family="text">
      <style:text-properties fo:color="#0000c0" style:font-name="Consolas" fo:font-size="10pt" fo:font-style="italic" style:font-size-asian="10pt" style:font-style-asian="italic"/>
    </style:style>
    <style:style style:name="T38" style:family="text">
      <style:text-properties fo:color="#0000c0" style:font-name="Consolas" fo:font-size="10pt" fo:font-style="italic" fo:background-color="#e8f2fe" loext:char-shading-value="0" style:font-size-asian="10pt" style:font-style-asian="italic"/>
    </style:style>
    <style:style style:name="T39" style:family="text">
      <style:text-properties fo:color="#0000c0" style:font-name="Consolas" fo:font-size="10pt" style:font-size-asian="10pt"/>
    </style:style>
    <style:style style:name="T40" style:family="text">
      <style:text-properties fo:color="#3f7f5f" style:font-name="Consolas" fo:font-size="10pt" style:font-size-asian="10pt"/>
    </style:style>
    <style:style style:name="T41" style:family="text">
      <style:text-properties fo:color="#7f9fbf" style:font-name="Consolas" fo:font-size="10pt" fo:font-weight="bold" style:font-size-asian="10pt" style:font-weight-asian="bold"/>
    </style:style>
    <style:style style:name="T42" style:family="text">
      <style:text-properties fo:color="#2a00ff" style:font-name="Consolas" fo:font-size="10pt" style:font-size-asian="10pt"/>
    </style:style>
    <style:style style:name="T43" style:family="text">
      <style:text-properties style:text-position="super 58%" style:text-underline-style="none" fo:font-weight="normal" style:font-weight-asian="normal" style:font-weight-complex="normal"/>
    </style:style>
    <style:style style:name="T44" style:family="text">
      <style:text-properties officeooo:rsid="0029db9b"/>
    </style:style>
    <style:style style:name="T45" style:family="text">
      <style:text-properties officeooo:rsid="00327e0a"/>
    </style:style>
    <style:style style:name="T46" style:family="text">
      <style:text-properties officeooo:rsid="0033e25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Mallet How-To</text:p>
      <text:p text:style-name="P4"/>
      <text:p text:style-name="P5">Mallet wird verwendet um eine Klassifikation von Texten durchzuführen.</text:p>
      <text:p text:style-name="P6">Unser Ziel ist es, die Texte einer von 2 Klassen zuzuordnen: Negativ oder Positiv.</text:p>
      <text:p text:style-name="P6"/>
      <text:p text:style-name="P16"><text:span text:style-name="T4">Das „How“ der </text:span>Arbeitsweise</text:p>
      <text:p text:style-name="P6"/>
      <text:p text:style-name="P6">In Mallet werden die zu verarbeitenden Texte in <text:span text:style-name="T1">Pipes</text:span> verarbeitet.</text:p>
      <text:p text:style-name="P6">Eine Pipe stellt dabei einen Schritt in der Verarbeitung dar.</text:p>
      <text:p text:style-name="P6">Es ist möglich, mehrere Pipes hintereinander zu schalten, sodass</text:p>
      <text:p text:style-name="P6">ein Dokument mehrere Verarbeitungsschritte hintereinander durchläuft.</text:p>
      <text:p text:style-name="P6"/>
      <text:p text:style-name="P6">Wurden die Dokumente verarbeitet, können diese auf der Festplatte gespeichert werden.</text:p>
      <text:p text:style-name="P6">Da Mallet für die Serialisierung von Objekten Java Klassen verwendet, müssen die zu speichernden</text:p>
      <text:p text:style-name="P6">Objekte <text:span text:style-name="T1">Serializable</text:span> <text:span text:style-name="T46">sein</text:span>. <text:span text:style-name="T45">Die von ClearTK verwendeten Objekte (mindestens Instance und Classifier) haben dies standardmäßig implementiert.</text:span></text:p>
      <text:p text:style-name="P6"/>
      <text:p text:style-name="P6">Das Training wird in Mallet von einem <text:span text:style-name="T1">ClassifierTrainer&lt;T&gt;</text:span> durchgeführt, wobei <text:span text:style-name="T1">T </text:span>einer der folgenden Typen ist:</text:p>
      <text:list xml:id="list5043392574964056452" text:style-name="L1">
        <text:list-item>
          <text:p text:style-name="P7">NaiveBayes</text:p>
        </text:list-item>
        <text:list-item>
          <text:p text:style-name="P7">MaxEnt</text:p>
        </text:list-item>
        <text:list-item>
          <text:p text:style-name="P7">MCMaxEnt</text:p>
        </text:list-item>
        <text:list-item>
          <text:p text:style-name="P7">C45</text:p>
        </text:list-item>
        <text:list-item>
          <text:p text:style-name="P7">Benutzerdefinierter Typ</text:p>
        </text:list-item>
      </text:list>
      <text:p text:style-name="P6"/>
      <text:p text:style-name="P6">Auf dem Trainer wird dann train(InstanceList) aufgerufen, was einen <text:span text:style-name="T1">Classifier</text:span> als Rückgabewert leifert. Der Classifier wird auf den Daten (InstanceList) trainiert, wobei InstanceList die Objekte aus der Pipe-Verarbeitung sind.</text:p>
      <text:p text:style-name="P6"/>
      <text:p text:style-name="P6">Den trainierten Classifier kann man auch speichern und bei bedarf wieder deserialisieren.</text:p>
      <text:p text:style-name="P6"/>
      <text:p text:style-name="P6">Wenn der Classifier triainiert ist, kann man auf diesem classify(Instance) zur Klassifizieurng aufrufen oder classify(Instance).getLabeling() um die durch den Classifier zugeordnete Klasse des Dokuments (Instance) zu ermitteln.</text:p>
      <text:p text:style-name="P6"/>
      <text:p text:style-name="P15">Das „How To“ der Implementierung</text:p>
      <text:p text:style-name="P1"/>
      <text:p text:style-name="P8">Die Arbeitsschritte eines Entwicklers sollten folgende sein:</text:p>
      <text:p text:style-name="P8"/>
      <text:list xml:id="list2138721037405286065" text:style-name="L3">
        <text:list-item>
          <text:p text:style-name="P9">Konvertieren eines Problems in ein Klassifikationsproblem (wenn notwendig)</text:p>
        </text:list-item>
        <text:list-item>
          <text:p text:style-name="P9">Daten besorgen (Artikel)</text:p>
        </text:list-item>
        <text:list-item>
          <text:p text:style-name="P9">Feature Templates definieren</text:p>
        </text:list-item>
        <text:list-item>
          <text:p text:style-name="P9">Daten verarbeiten (mit Pipes)</text:p>
        </text:list-item>
        <text:list-item>
          <text:p text:style-name="P9">Trainieren</text:p>
        </text:list-item>
        <text:list-item>
          <text:p text:style-name="P9">Klassifizieren</text:p>
        </text:list-item>
        <text:list-item>
          <text:p text:style-name="P9">Ergebnisse auswerten</text:p>
        </text:list-item>
      </text:list>
      <text:p text:style-name="P8"/>
      <text:p text:style-name="P8">Die Schritte 1 bis 3 wurden hier nicht berücksichtigt.</text:p>
      <text:p text:style-name="P8">Auf die Implementierung der anderen Schritte wird im Folgenden eingegangen:</text:p>
      <text:p text:style-name="P8"/>
      <text:p text:style-name="P2"/>
      <text:p text:style-name="P49">Daten verarbeiten (mit Pipes)</text:p>
      <text:p text:style-name="P2"><text:span text:style-name="T5"/></text:p>
      <text:p text:style-name="P8">Mallet liefert viele vorgefertigte Pipes mit. Eine Übersicht findet sich auf:</text:p>
      <text:p text:style-name="P8"><text:a xlink:type="simple" xlink:href="http://mallet.cs.umass.edu/api/cc/mallet/pipe/package-summary.html" text:style-name="Internet_20_link" text:visited-style-name="Visited_20_Internet_20_Link">http://mallet.cs.umass.edu/api/cc/mallet/pipe/package-summary.html</text:a></text:p>
      <text:p text:style-name="P8"/>
      <text:p text:style-name="P8">Das Ziel der Verarbeitung ist ein Feature-Vektor aus dem Dokument zu erzeugen, sodass in diesem Feature-Vektor für jedes Wort (das nach der Verarbeitung übrig geblieben ist) notiert wird, wie oft dieses im Dokument vorkommt. Da in der Regel mehrere Verarbeitungsschritte notwendig sind, macht es Sinn, mehrere Pipes hintereinander auszuführen. <text:span text:style-name="T33">In dem folgenden Beispiel wird in ein Array eine Menge von Pipes gelegt.</text:span></text:p>
      <text:p text:style-name="P8"/>
      <text:p text:style-name="P11">Beispiel 1</text:p>
      <text:p text:style-name="P8"/>
      <text:p text:style-name="P8"><text:span text:style-name="T10">ArrayList&lt;Pipe&gt; </text:span><text:span text:style-name="T26">pipeList</text:span><text:span text:style-name="T10"> = </text:span><text:span text:style-name="T31">new</text:span><text:span text:style-name="T10"> ArrayList&lt;Pipe&gt;();</text:span></text:p>
      <text:p text:style-name="P50"><text:span text:style-name="T10"><text:tab/><text:tab/><text:tab/></text:span><text:span text:style-name="T26">pipeList</text:span><text:span text:style-name="T10">.add(</text:span><text:span text:style-name="T31">new</text:span><text:span text:style-name="T10"> Filename2CharSequence());</text:span></text:p>
      <text:p text:style-name="P50"><text:span text:style-name="T10"><text:tab/><text:tab/><text:tab/></text:span><text:span text:style-name="T26">pipeList</text:span><text:span text:style-name="T10">.add(</text:span><text:span text:style-name="T31">new</text:span><text:span text:style-name="T10"> Target2Label());</text:span></text:p>
      <text:p text:style-name="P50"><text:span text:style-name="T10"><text:tab/><text:tab/><text:tab/></text:span><text:span text:style-name="T26">pipeList</text:span><text:span text:style-name="T10">.add(</text:span><text:span text:style-name="T31">new</text:span><text:span text:style-name="T10"> CharSequence2TokenSequence());</text:span></text:p>
      <text:p text:style-name="P50"><text:span text:style-name="T10"><text:tab/><text:tab/><text:tab/></text:span><text:span text:style-name="T26">pipeList</text:span><text:span text:style-name="T10">.add(</text:span><text:span text:style-name="T31">new</text:span><text:span text:style-name="T10"> TokenSequenceLowercase());</text:span></text:p>
      <text:p text:style-name="P50"><text:span text:style-name="T10"><text:tab/><text:tab/><text:tab/></text:span><text:span text:style-name="T26">pipeList</text:span><text:span text:style-name="T10">.add(</text:span><text:span text:style-name="T31">new</text:span><text:span text:style-name="T10"> ExtractNamesAndAdjectives());</text:span></text:p>
      <text:p text:style-name="P50"><text:span text:style-name="T10"><text:tab/><text:tab/><text:tab/></text:span><text:span text:style-name="T26">pipeList</text:span><text:span text:style-name="T10">.add(</text:span><text:span text:style-name="T31">new</text:span><text:span text:style-name="T10"> TokenSequence2FeatureSequence());</text:span></text:p>
      <text:p text:style-name="P50"><text:span text:style-name="T10"><text:tab/><text:tab/><text:tab/></text:span><text:span text:style-name="T26">pipeList</text:span><text:span text:style-name="T10">.add(</text:span><text:span text:style-name="T31">new</text:span><text:span text:style-name="T10"> FeatureSequence2FeatureVector());</text:span></text:p>
      <text:p text:style-name="P8"/>
      <text:p text:style-name="P10">Entscheidend sind hier 2 Dinge:</text:p>
      <text:list xml:id="list8353192210789137708" text:style-name="L4">
        <text:list-item>
          <text:p text:style-name="P18"><text:span text:style-name="T7">Die Reihenfolge des Hinzufügens: Der erste Verarbeitungsschritt in dieser Kette ist die Pipe Filename2CharSequence, danach Target2Label usw.</text:span></text:p>
        </text:list-item>
        <text:list-item>
          <text:p text:style-name="P19"><text:span text:style-name="T7">D</text:span><text:span text:style-name="T6">er Output, der von einer Pipe im Verarbeitungsschritt n erzeugt wurde (als Rückgabewert) ist der Input der Pipe im Verarbeitungsschritt n+1.</text:span></text:p>
        </text:list-item>
      </text:list>
      <text:p text:style-name="P3"><text:span text:style-name="T3"/></text:p>
      <text:p text:style-name="P3"><text:span text:style-name="T3">Eigene Pipes schreiben</text:span></text:p>
      <text:p text:style-name="P3"><text:span text:style-name="T43"/></text:p>
      <text:p text:style-name="Standard"><text:span text:style-name="T8">Es ist auch Möglich, seine eigene Pipe zu schreiben. Die Klasse muss von </text:span><text:span text:style-name="T9">Pipe</text:span><text:span text:style-name="T8"> ableiten und die Methode </text:span><text:span text:style-name="T9">Instance pipe(Instance carrier)</text:span><text:span text:style-name="T8"> implementieren, in der die Verarbeitung der Pipe erfolgt.</text:span></text:p>
      <text:p text:style-name="Standard"><text:span text:style-name="T8"/></text:p>
      <text:p text:style-name="P20"><text:span text:style-name="T5">Beispiel 2</text:span></text:p>
      <text:p text:style-name="P12"><text:span text:style-name="T5"/></text:p>
      <text:p text:style-name="P12"><text:span text:style-name="T31">public</text:span><text:span text:style-name="T10"> Instance pipe(Instance </text:span><text:span text:style-name="T26">carrier</text:span><text:span text:style-name="T10">){</text:span></text:p>
      <text:p text:style-name="P50"><text:span text:style-name="T10"><text:tab/><text:tab/>String </text:span><text:span text:style-name="T26">line</text:span><text:span text:style-name="T10"> = (String) </text:span><text:span text:style-name="T26">carrier</text:span><text:span text:style-name="T10">.getData();</text:span></text:p>
      <text:p text:style-name="P50"><text:span text:style-name="T10"><text:tab/><text:tab/>String[] </text:span><text:span text:style-name="T26">words</text:span><text:span text:style-name="T10"> = </text:span><text:span text:style-name="T26">line</text:span><text:span text:style-name="T10">.split(</text:span><text:span text:style-name="T42">"\\s+"</text:span><text:span text:style-name="T10">);</text:span></text:p>
      <text:p text:style-name="P50"><text:span text:style-name="T10"><text:tab/><text:tab/>String </text:span><text:span text:style-name="T26">pattern</text:span><text:span text:style-name="T10"> = </text:span><text:span text:style-name="T42">"\\w*/NNP"</text:span><text:span text:style-name="T10">;</text:span></text:p>
      <text:p text:style-name="P50"><text:span text:style-name="T10"><text:tab/><text:tab/>Pattern </text:span><text:span text:style-name="T26">com</text:span><text:span text:style-name="T10"> = Pattern.</text:span><text:span text:style-name="T11">compile</text:span><text:span text:style-name="T10">(</text:span><text:span text:style-name="T26">pattern</text:span><text:span text:style-name="T10">);</text:span></text:p>
      <text:p text:style-name="P50"><text:span text:style-name="T10"><text:tab/><text:tab/></text:span><text:span text:style-name="T31">for</text:span><text:span text:style-name="T10"> (String </text:span><text:span text:style-name="T26">s</text:span><text:span text:style-name="T10"> : </text:span><text:span text:style-name="T26">words</text:span><text:span text:style-name="T10">) {</text:span></text:p>
      <text:p text:style-name="P50"><text:span text:style-name="T10"><text:tab/><text:tab/><text:tab/>Matcher </text:span><text:span text:style-name="T26">m</text:span><text:span text:style-name="T10"> = </text:span><text:span text:style-name="T26">com</text:span><text:span text:style-name="T10">.matcher(</text:span><text:span text:style-name="T26">s</text:span><text:span text:style-name="T10">);</text:span></text:p>
      <text:p text:style-name="P50"><text:span text:style-name="T10"><text:tab/><text:tab/><text:tab/></text:span><text:span text:style-name="T31">if</text:span><text:span text:style-name="T10"> (</text:span><text:span text:style-name="T26">m</text:span><text:span text:style-name="T10">.matches()) {</text:span></text:p>
      <text:p text:style-name="P50"><text:span text:style-name="T10"><text:tab/><text:tab/><text:tab/>Feature </text:span><text:span text:style-name="T26">f</text:span><text:span text:style-name="T10"> = </text:span><text:span text:style-name="T31">new</text:span><text:span text:style-name="T10"> Feature(</text:span><text:span text:style-name="T42">"pos-Tag"</text:span><text:span text:style-name="T10">, </text:span><text:span text:style-name="T42">"Entity"</text:span><text:span text:style-name="T10">);</text:span></text:p>
      <text:p text:style-name="P50"><text:span text:style-name="T10"><text:tab/><text:tab/><text:tab/><text:tab/></text:span><text:span text:style-name="T26">carrier</text:span><text:span text:style-name="T10">.setData(</text:span><text:span text:style-name="T26">f</text:span><text:span text:style-name="T10">);</text:span></text:p>
      <text:p text:style-name="P50"><text:span text:style-name="T10"><text:tab/><text:tab/><text:tab/><text:tab/></text:span><text:span text:style-name="T40">//System.out.println("Group: " + m.group());</text:span></text:p>
      <text:p text:style-name="P50"><text:span text:style-name="T10"><text:tab/><text:tab/><text:tab/>}</text:span></text:p>
      <text:p text:style-name="P50"><text:span text:style-name="T10"><text:tab/><text:tab/>}</text:span></text:p>
      <text:p text:style-name="P50"><text:span text:style-name="T10"><text:tab/><text:tab/></text:span><text:span text:style-name="T31">return</text:span><text:span text:style-name="T10"> </text:span><text:span text:style-name="T26">carrier</text:span><text:span text:style-name="T10">;</text:span></text:p>
      <text:p text:style-name="P50"><text:span text:style-name="T10"><text:tab/>}</text:span></text:p>
      <text:p text:style-name="P22"><text:span text:style-name="T18"/></text:p>
      <text:p text:style-name="P25"><text:span text:style-name="T18">Entscheidend sind hier 2 Dinge:</text:span></text:p>
      <text:list xml:id="list8908769758400889562" text:style-name="L6">
        <text:list-item>
          <text:p text:style-name="P26"><text:span text:style-name="T18">Der Cast der ersten Zeile </text:span><text:span text:style-name="T10">String </text:span><text:span text:style-name="T26">line</text:span><text:span text:style-name="T10"> = (String) </text:span><text:span text:style-name="T26">carrier</text:span><text:span text:style-name="T10">.getData(); </text:span><text:span text:style-name="T18">auf String geht nur, wenn das „data“ Feld der Instance die übergeben wurde, vom Typ String ist. Das bedeutet, die Pipe im vorherhigen Verarbeitungsschrit muss das data-Feld der Instance vor der Rückgabe auf String gesetzt haben.</text:span></text:p>
        </text:list-item>
        <text:list-item>
          <text:p text:style-name="P26"><text:soft-page-break/><text:span text:style-name="T18">Das data-Feld kann verändert werden: </text:span><text:span text:style-name="T26">carrier</text:span><text:span text:style-name="T10">.setData(</text:span><text:span text:style-name="T26">f</text:span><text:span text:style-name="T10">);</text:span></text:p>
        </text:list-item>
      </text:list>
      <text:p text:style-name="P25"><text:span text:style-name="T10"/></text:p>
      <text:p text:style-name="P44"><text:span text:style-name="T18">Dokumente einlesen</text:span></text:p>
      <text:p text:style-name="P27"><text:span text:style-name="T18"/></text:p>
      <text:p text:style-name="P27"><text:span text:style-name="T18">Unmittelbar nachdem die Pipes hinzugefügt wurden, muss eine InstanceList erzeugt werden und ein Iterator festgelegt werden, der die zu Verarbeitenden Dokumente in die Folge von Pipes speist:</text:span></text:p>
      <text:p text:style-name="P27"><text:span text:style-name="T10"/></text:p>
      <text:p text:style-name="P37"><text:span text:style-name="T18">Beispiel 3</text:span></text:p>
      <text:p text:style-name="P37"><text:span text:style-name="T18"/></text:p>
      <text:p text:style-name="P27"><text:span text:style-name="T10">InstanceList </text:span><text:span text:style-name="T27">instances</text:span><text:span text:style-name="T10"> = </text:span><text:span text:style-name="T31">new</text:span><text:span text:style-name="T10"> InstanceList(</text:span><text:span text:style-name="T31">new</text:span><text:span text:style-name="T10"> SerialPipes(</text:span><text:span text:style-name="T26">pipeList</text:span><text:span text:style-name="T10">));</text:span></text:p>
      <text:p text:style-name="P50"><text:span text:style-name="T28">instances</text:span><text:span text:style-name="T10">.addThruPipe(</text:span><text:span text:style-name="T31">new</text:span><text:span text:style-name="T10"> FileIteratorPOET2(</text:span><text:span text:style-name="T36">INPUT_PATH_CLASSIFICATION</text:span><text:span text:style-name="T10">));</text:span></text:p>
      <text:p text:style-name="P27"><text:span text:style-name="T18"/></text:p>
      <text:p text:style-name="P27"><text:span text:style-name="T18">Hier wurde die zuvor verwendete </text:span><text:span text:style-name="T19">pipeList</text:span><text:span text:style-name="T18"> <text:s/>in ein Objekt vom Typ </text:span><text:span text:style-name="T19">SerialPipes</text:span><text:span text:style-name="T18"> gelegt und einer InstanceList hinzugefügt. Im Anschluss daran wird festgelegt, dass neue Instanzen von einem Iterator der Liste hinzugefügt werden und dabei die Pipes durchlaufen. Der Iterator wurde selbst geschrieben, da die von Haus aus mit Clear TK mitgelieferten Iteratoren eine „access denied“ Exception </text:span><text:span text:style-name="T23">auf Ordnern </text:span><text:span text:style-name="T18">hervorgerufen haben.</text:span></text:p>
      <text:p text:style-name="P27"><text:span text:style-name="T18"/></text:p>
      <text:p text:style-name="P28"><text:span text:style-name="T18">Entscheidend ist hier folgendes:</text:span></text:p>
      <text:list xml:id="list5834292607215008210" text:style-name="L7">
        <text:list-item>
          <text:p text:style-name="P29"><text:span text:style-name="T18">Der Iterator </text:span><text:span text:style-name="T24">muss </text:span><text:span text:style-name="T18">von Iteartor&lt;T&gt; ableiten, mit T = Instance. Also Iterator&lt;Instance&gt;, sodass die next()-Methode ein Objekt vom Typ Instance zurückliefert.</text:span></text:p>
        </text:list-item>
      </text:list>
      <text:p text:style-name="P28"><text:span text:style-name="T18"/></text:p>
      <text:p text:style-name="P30"><text:span text:style-name="T18">Ein Beispiel für die next()-Methode des Iterators ist folgendes:</text:span></text:p>
      <text:p text:style-name="P30"><text:span text:style-name="T18"/></text:p>
      <text:p text:style-name="P38"><text:span text:style-name="T18">Beispiel 4</text:span></text:p>
      <text:p text:style-name="P30"><text:span text:style-name="T18"/></text:p>
      <text:p text:style-name="P30"><text:span text:style-name="T31">public</text:span><text:span text:style-name="T10"> Instance next() {</text:span></text:p>
      <text:p text:style-name="P50"><text:span text:style-name="T10"><text:tab/><text:tab/></text:span><text:span text:style-name="T40">// </text:span><text:span text:style-name="T41">TODO</text:span><text:span text:style-name="T40"> Auto-generated method stub</text:span></text:p>
      <text:p text:style-name="P50"><text:span text:style-name="T10"><text:tab/><text:tab/>File </text:span><text:span text:style-name="T26">f</text:span><text:span text:style-name="T10"> = </text:span><text:span text:style-name="T31">new</text:span><text:span text:style-name="T10"> File((String) </text:span><text:span text:style-name="T39">fileArray</text:span><text:span text:style-name="T10">.get(</text:span><text:span text:style-name="T39">count</text:span><text:span text:style-name="T10">));</text:span></text:p>
      <text:p text:style-name="P50"><text:span text:style-name="T10"><text:tab/><text:tab/></text:span><text:span text:style-name="T39">count</text:span><text:span text:style-name="T10">++;</text:span></text:p>
      <text:p text:style-name="P50"><text:span text:style-name="T10"><text:tab/><text:tab/>String </text:span><text:span text:style-name="T26">r1</text:span><text:span text:style-name="T10"> = </text:span><text:span text:style-name="T42">".*negative.*"</text:span><text:span text:style-name="T10">;</text:span></text:p>
      <text:p text:style-name="P50"><text:span text:style-name="T10"><text:tab/><text:tab/>String </text:span><text:span text:style-name="T26">r2</text:span><text:span text:style-name="T10"> = </text:span><text:span text:style-name="T42">".*positive.*"</text:span><text:span text:style-name="T10">;</text:span></text:p>
      <text:p text:style-name="P50"><text:span text:style-name="T10"><text:tab/><text:tab/>Pattern </text:span><text:span text:style-name="T26">p1</text:span><text:span text:style-name="T10"> = Pattern.</text:span><text:span text:style-name="T11">compile</text:span><text:span text:style-name="T10">(</text:span><text:span text:style-name="T26">r1</text:span><text:span text:style-name="T10">);</text:span></text:p>
      <text:p text:style-name="P50"><text:span text:style-name="T10"><text:tab/><text:tab/>Pattern </text:span><text:span text:style-name="T26">p2</text:span><text:span text:style-name="T10"> = Pattern.</text:span><text:span text:style-name="T11">compile</text:span><text:span text:style-name="T10">(</text:span><text:span text:style-name="T26">r2</text:span><text:span text:style-name="T10">);</text:span></text:p>
      <text:p text:style-name="P50"><text:span text:style-name="T10"><text:tab/><text:tab/>Matcher </text:span><text:span text:style-name="T26">m1</text:span><text:span text:style-name="T10"> = </text:span><text:span text:style-name="T26">p1</text:span><text:span text:style-name="T10">.matcher(</text:span><text:span text:style-name="T26">f</text:span><text:span text:style-name="T10">.getAbsolutePath());</text:span></text:p>
      <text:p text:style-name="P50"><text:span text:style-name="T10"><text:tab/><text:tab/>Matcher </text:span><text:span text:style-name="T26">m2</text:span><text:span text:style-name="T10"> = </text:span><text:span text:style-name="T26">p2</text:span><text:span text:style-name="T10">.matcher(</text:span><text:span text:style-name="T26">f</text:span><text:span text:style-name="T10">.getAbsolutePath());</text:span></text:p>
      <text:p text:style-name="P50"><text:span text:style-name="T10"><text:tab/><text:tab/></text:span></text:p>
      <text:p text:style-name="P50"><text:span text:style-name="T10"><text:tab/><text:tab/></text:span><text:span text:style-name="T31">if</text:span><text:span text:style-name="T10">(</text:span><text:span text:style-name="T26">m1</text:span><text:span text:style-name="T10">.matches()){</text:span></text:p>
      <text:p text:style-name="P50"><text:span text:style-name="T10"><text:tab/><text:tab/><text:tab/></text:span><text:span text:style-name="T31">return</text:span><text:span text:style-name="T10"> </text:span><text:span text:style-name="T31">new</text:span><text:span text:style-name="T10"> Instance(</text:span><text:span text:style-name="T26">f</text:span><text:span text:style-name="T10">.getAbsolutePath(), </text:span><text:span text:style-name="T42">"negativ"</text:span><text:span text:style-name="T10">, </text:span><text:span text:style-name="T26">f</text:span><text:span text:style-name="T10">.getName(), <text:tab/><text:tab/><text:tab/><text:tab/></text:span><text:span text:style-name="T26">f</text:span><text:span text:style-name="T10">.getAbsolutePath());</text:span></text:p>
      <text:p text:style-name="P50"><text:span text:style-name="T10"><text:tab/><text:tab/>}</text:span><text:span text:style-name="T31">else</text:span><text:span text:style-name="T10"> </text:span><text:span text:style-name="T31">if</text:span><text:span text:style-name="T10">(</text:span><text:span text:style-name="T26">m2</text:span><text:span text:style-name="T10">.matches()){</text:span></text:p>
      <text:p text:style-name="P50"><text:span text:style-name="T10"><text:tab/><text:tab/><text:tab/></text:span><text:span text:style-name="T31">return</text:span><text:span text:style-name="T10"> </text:span><text:span text:style-name="T31">new</text:span><text:span text:style-name="T10"> Instance(</text:span><text:span text:style-name="T26">f</text:span><text:span text:style-name="T10">.getAbsolutePath(), </text:span><text:span text:style-name="T42">"positive"</text:span><text:span text:style-name="T10">, </text:span><text:span text:style-name="T26">f</text:span><text:span text:style-name="T10">.getName(), <text:tab/><text:tab/><text:tab/></text:span><text:span text:style-name="T26">f</text:span><text:span text:style-name="T10">.getAbsolutePath());</text:span></text:p>
      <text:p text:style-name="P50"><text:span text:style-name="T10"><text:tab/><text:tab/>}</text:span><text:span text:style-name="T31">else</text:span><text:span text:style-name="T10">{</text:span></text:p>
      <text:p text:style-name="P50"><text:span text:style-name="T10"><text:tab/><text:tab/><text:tab/></text:span><text:span text:style-name="T31">return</text:span><text:span text:style-name="T10"> </text:span><text:span text:style-name="T31">new</text:span><text:span text:style-name="T10"> Instance(</text:span><text:span text:style-name="T26">f</text:span><text:span text:style-name="T10">.getAbsolutePath(), </text:span><text:span text:style-name="T42">"undef"</text:span><text:span text:style-name="T10">, </text:span><text:span text:style-name="T26">f</text:span><text:span text:style-name="T10">.getName(), <text:tab/><text:tab/><text:tab/><text:tab/></text:span><text:span text:style-name="T26">f</text:span><text:span text:style-name="T10">.getAbsolutePath());</text:span></text:p>
      <text:p text:style-name="P50"><text:span text:style-name="T10"><text:tab/><text:tab/>}</text:span></text:p>
      <text:p text:style-name="P50"><text:span text:style-name="T10"><text:tab/><text:tab/></text:span></text:p>
      <text:p text:style-name="P50"><text:span text:style-name="T10"><text:tab/><text:tab/></text:span></text:p>
      <text:p text:style-name="P50"><text:span text:style-name="T10"><text:tab/>}</text:span></text:p>
      <text:p text:style-name="P14"><text:span text:style-name="T20">Der Iterator liefert hier ein Objekt vom Typ Instance zurück. </text:span><text:span text:style-name="T44">Eine </text:span><text:span text:style-name="T2">Instance</text:span><text:span text:style-name="T44"> ist ein zu verarbeitendes Dokument und hat 4 Felder:</text:span></text:p>
      <text:p text:style-name="P14"/>
      <text:p text:style-name="P21">Beispiel 5</text:p>
      <text:p text:style-name="P14"/>
      <text:p text:style-name="P13"><text:span text:style-name="T31">new</text:span><text:span text:style-name="T10"> Instance(</text:span><text:span text:style-name="T12">data</text:span><text:span text:style-name="T10">, </text:span><text:span text:style-name="T12">target</text:span><text:span text:style-name="T10">, </text:span><text:span text:style-name="T12">name</text:span><text:span text:style-name="T10">, </text:span><text:span text:style-name="T12">source)</text:span></text:p>
      <text:p text:style-name="P13"><text:span text:style-name="T12"/></text:p>
      <text:list xml:id="list3149531765493585425" text:style-name="L5">
        <text:list-item>
          <text:p text:style-name="P23"><text:soft-page-break/><text:span text:style-name="T18">data: Die Daten der Instanz</text:span></text:p>
        </text:list-item>
        <text:list-item>
          <text:p text:style-name="P23"><text:span text:style-name="T18">target: Das Ziel – Nach aktuellem Stand meines Wissens kommt hier die Klasse der Instanz rein: „Positiv“ oder „Negativ“</text:span></text:p>
        </text:list-item>
        <text:list-item>
          <text:p text:style-name="P23"><text:span text:style-name="T18">name: Ein beschreibender Name für die Instance</text:span></text:p>
        </text:list-item>
        <text:list-item>
          <text:p text:style-name="P23"><text:span text:style-name="T18">source: Die Ursprungsdatei</text:span></text:p>
        </text:list-item>
      </text:list>
      <text:p text:style-name="P24"><text:span text:style-name="T18"/></text:p>
      <text:p text:style-name="P31"><text:span text:style-name="T18">Dieser Iterator wird für die Auswahl der Trainingsdokumente verwendet. Der </text:span><text:span text:style-name="T19">Trainer</text:span><text:span text:style-name="T18"> lernt, der Instance auf Grundlage des data-Felds eine Kategorie zuzordnen. Welche Kategorien er kennt, wird über die „target“-Felder der Instanzen festgelegt, </text:span><text:span text:style-name="T24">mit denen er trainiert.</text:span><text:span text:style-name="T18"> Der </text:span><text:span text:style-name="T19">Classifier</text:span><text:span text:style-name="T18"> kann Dokumente also nur den Klassen zuordnen, die der Trainer bei den Instanzen im Feld target kennengelernt hat.</text:span></text:p>
      <text:p text:style-name="P31"><text:span text:style-name="T18">Ein Iterator der Instanzen zurückliefert muss immer das target-Feld setzen – und wenn es nur der leere String ist, da sonst ein Exception (Das die Alphabete unterschiedlich sind) geschmissen wird.</text:span></text:p>
      <text:p text:style-name="P31"><text:span text:style-name="T18">Dieser spezielle Iterator teilt den Trainingsdokumenten schon Klassen zu: „negative“ und „positiv“. „undef“ nur dann, wenn aus einem Dateipfad gelesen wird, der nicht „negative“ oder „positive“ enthält. Hier wurden die Dokumente, mit denen Trainiert wird, manuell den Klassen zugeordnet und </text:span><text:span text:style-name="T25">in</text:span><text:span text:style-name="T18"> entsprechende Ordner kopiert (data/input/training/negative und data/input/training/positive).</text:span></text:p>
      <text:p text:style-name="P31"><text:span text:style-name="T18"/></text:p>
      <text:p text:style-name="P32"><text:span text:style-name="T18">Die Verarbeiten Daten können nun gespeichert werden – was aber kein muss ist. </text:span></text:p>
      <text:p text:style-name="P32"><text:span text:style-name="T18"/></text:p>
      <text:p text:style-name="P39"><text:span text:style-name="T18">Beispiel 6</text:span></text:p>
      <text:p text:style-name="P39"><text:span text:style-name="T21"/></text:p>
      <text:p text:style-name="P39"><text:span text:style-name="T13">ObjectOutputStream </text:span><text:span text:style-name="T26">oos</text:span><text:span text:style-name="T10">;</text:span></text:p>
      <text:p text:style-name="P50"><text:span text:style-name="T10"><text:tab/><text:tab/><text:tab/></text:span><text:span text:style-name="T31">try</text:span><text:span text:style-name="T10"> {</text:span></text:p>
      <text:p text:style-name="P50"><text:span text:style-name="T10"><text:tab/><text:tab/><text:tab/><text:tab/></text:span><text:span text:style-name="T26">oos</text:span><text:span text:style-name="T10"> = </text:span><text:span text:style-name="T31">new</text:span><text:span text:style-name="T10"> ObjectOutputStream(</text:span><text:span text:style-name="T31">new</text:span><text:span text:style-name="T10"> FileOutputStream(</text:span><text:span text:style-name="T36">PREPARED_DATA_TEST</text:span><text:span text:style-name="T10">));</text:span></text:p>
      <text:p text:style-name="P50"><text:span text:style-name="T10"><text:tab/><text:tab/><text:tab/><text:tab/></text:span><text:span text:style-name="T26">oos</text:span><text:span text:style-name="T10">.writeObject(</text:span><text:span text:style-name="T26">instances</text:span><text:span text:style-name="T10">);</text:span></text:p>
      <text:p text:style-name="P50"><text:span text:style-name="T10"><text:tab/><text:tab/><text:tab/><text:tab/></text:span><text:span text:style-name="T26">oos</text:span><text:span text:style-name="T10">.close();</text:span></text:p>
      <text:p text:style-name="P50"><text:span text:style-name="T10"><text:tab/><text:tab/><text:tab/>} </text:span><text:span text:style-name="T31">catch</text:span><text:span text:style-name="T10"> (FileNotFoundException </text:span><text:span text:style-name="T26">e</text:span><text:span text:style-name="T10">) {</text:span></text:p>
      <text:p text:style-name="P50"><text:span text:style-name="T10"><text:tab/><text:tab/><text:tab/><text:tab/></text:span><text:span text:style-name="T40">// </text:span><text:span text:style-name="T41">TODO</text:span><text:span text:style-name="T40"> Auto-generated catch block</text:span></text:p>
      <text:p text:style-name="P50"><text:span text:style-name="T10"><text:tab/><text:tab/><text:tab/><text:tab/></text:span><text:span text:style-name="T26">e</text:span><text:span text:style-name="T10">.printStackTrace();</text:span></text:p>
      <text:p text:style-name="P50"><text:span text:style-name="T10"><text:tab/><text:tab/><text:tab/>} </text:span><text:span text:style-name="T31">catch</text:span><text:span text:style-name="T10"> (IOException </text:span><text:span text:style-name="T26">e</text:span><text:span text:style-name="T10">) {</text:span></text:p>
      <text:p text:style-name="P50"><text:span text:style-name="T10"><text:tab/><text:tab/><text:tab/><text:tab/></text:span><text:span text:style-name="T40">// </text:span><text:span text:style-name="T41">TODO</text:span><text:span text:style-name="T40"> Auto-generated catch block</text:span></text:p>
      <text:p text:style-name="P50"><text:span text:style-name="T10"><text:tab/><text:tab/><text:tab/><text:tab/></text:span><text:span text:style-name="T26">e</text:span><text:span text:style-name="T10">.printStackTrace();</text:span></text:p>
      <text:p text:style-name="P50"><text:span text:style-name="T10"><text:tab/><text:tab/><text:tab/>}</text:span></text:p>
      <text:p text:style-name="P39"><text:span text:style-name="T21"/></text:p>
      <text:p text:style-name="P39"><text:span text:style-name="T21"/></text:p>
      <text:p text:style-name="P46"><text:span text:style-name="T18">Trainieren</text:span></text:p>
      <text:p text:style-name="P32"><text:span text:style-name="T18"/></text:p>
      <text:p text:style-name="P40"><text:span text:style-name="T21">Wenn die InstanceList gespeichert wurde, kann das training so aussehen:</text:span></text:p>
      <text:p text:style-name="P40"><text:span text:style-name="T21"/></text:p>
      <text:p text:style-name="P39"><text:span text:style-name="T21"/></text:p>
      <text:p text:style-name="P39"><text:span text:style-name="T18">Beispiel 7</text:span></text:p>
      <text:p text:style-name="P39"><text:span text:style-name="T21"/></text:p>
      <text:p text:style-name="P48"><text:span text:style-name="T10">ObjectInputStream </text:span><text:span text:style-name="T26">ois</text:span><text:span text:style-name="T10">;</text:span></text:p>
      <text:p text:style-name="P50"><text:span text:style-name="T10">InstanceList </text:span><text:span text:style-name="T26">il</text:span><text:span text:style-name="T10"> = </text:span><text:span text:style-name="T31">null</text:span><text:span text:style-name="T10">;</text:span></text:p>
      <text:p text:style-name="P50"><text:span text:style-name="T31">try</text:span><text:span text:style-name="T10"> {</text:span></text:p>
      <text:p text:style-name="P50"><text:span text:style-name="T10"><text:tab/></text:span><text:span text:style-name="T26">ois</text:span><text:span text:style-name="T10"> = </text:span><text:span text:style-name="T31">new</text:span><text:span text:style-name="T10"> ObjectInputStream(</text:span><text:span text:style-name="T31">new</text:span><text:span text:style-name="T10"> FileInputStream(</text:span><text:span text:style-name="T36">PREPARED_DATA_TRAINER</text:span><text:span text:style-name="T10">));</text:span></text:p>
      <text:p text:style-name="P50"><text:span text:style-name="T10"><text:tab/></text:span><text:span text:style-name="T26">il</text:span><text:span text:style-name="T10"> = (InstanceList) </text:span><text:span text:style-name="T26">ois</text:span><text:span text:style-name="T10">.readObject();</text:span></text:p>
      <text:p text:style-name="P50"><text:span text:style-name="T10"><text:tab/></text:span><text:span text:style-name="T26">ois</text:span><text:span text:style-name="T10">.close();</text:span></text:p>
      <text:p text:style-name="P50"><text:span text:style-name="T10"><text:tab/>} </text:span><text:span text:style-name="T31">catch</text:span><text:span text:style-name="T10"> (FileNotFoundException </text:span><text:span text:style-name="T26">e</text:span><text:span text:style-name="T10">) {</text:span></text:p>
      <text:p text:style-name="P50"><text:span text:style-name="T10"><text:tab/><text:tab/></text:span><text:span text:style-name="T40">// </text:span><text:span text:style-name="T41">TODO</text:span><text:span text:style-name="T40"> Auto-generated catch block</text:span></text:p>
      <text:p text:style-name="P50"><text:span text:style-name="T10"><text:tab/><text:tab/></text:span><text:span text:style-name="T26">e</text:span><text:span text:style-name="T10">.printStackTrace();</text:span></text:p>
      <text:p text:style-name="P50"><text:span text:style-name="T10"><text:tab/>} </text:span><text:span text:style-name="T31">catch</text:span><text:span text:style-name="T10"> (IOException </text:span><text:span text:style-name="T26">e</text:span><text:span text:style-name="T10">) {</text:span></text:p>
      <text:p text:style-name="P50"><text:span text:style-name="T10"><text:tab/><text:tab/></text:span><text:span text:style-name="T40">// </text:span><text:span text:style-name="T41">TODO</text:span><text:span text:style-name="T40"> Auto-generated catch block</text:span></text:p>
      <text:p text:style-name="P50"><text:span text:style-name="T10"><text:tab/><text:tab/></text:span><text:span text:style-name="T26">e</text:span><text:span text:style-name="T10">.printStackTrace();</text:span></text:p>
      <text:p text:style-name="P50"><text:soft-page-break/><text:span text:style-name="T10"><text:tab/>} </text:span><text:span text:style-name="T31">catch</text:span><text:span text:style-name="T10"> (ClassNotFoundException </text:span><text:span text:style-name="T26">e</text:span><text:span text:style-name="T10">) {</text:span></text:p>
      <text:p text:style-name="P50"><text:span text:style-name="T10"><text:tab/><text:tab/></text:span><text:span text:style-name="T40">// </text:span><text:span text:style-name="T41">TODO</text:span><text:span text:style-name="T40"> Auto-generated catch block</text:span></text:p>
      <text:p text:style-name="P50"><text:span text:style-name="T10"><text:tab/><text:tab/></text:span><text:span text:style-name="T26">e</text:span><text:span text:style-name="T10">.printStackTrace();</text:span></text:p>
      <text:p text:style-name="P50"><text:span text:style-name="T10"><text:tab/>}</text:span></text:p>
      <text:p text:style-name="P50"><text:span text:style-name="T10"><text:tab/></text:span><text:span text:style-name="T34">/****************NaiveBayes Trainer </text:span><text:span text:style-name="T35">erzeugen</text:span><text:span text:style-name="T34">*************/</text:span></text:p>
      <text:p text:style-name="P50"><text:span text:style-name="T10">String[] </text:span><text:span text:style-name="T26">a</text:span><text:span text:style-name="T10"> = </text:span><text:span text:style-name="T31">new</text:span><text:span text:style-name="T10"> String[0];</text:span></text:p>
      <text:p text:style-name="P50"><text:span text:style-name="T10">NaiveBayesTrainerFactory </text:span><text:span text:style-name="T26">trainerFactory</text:span><text:span text:style-name="T10"> = </text:span><text:span text:style-name="T31">new</text:span><text:span text:style-name="T10"> NaiveBayesTrainerFactory();</text:span></text:p>
      <text:p text:style-name="P50"><text:span text:style-name="T10">ClassifierTrainer&lt;NaiveBayes&gt; </text:span><text:span text:style-name="T26">t</text:span><text:span text:style-name="T10"> = </text:span><text:span text:style-name="T26">trainerFactory</text:span><text:span text:style-name="T10">.createTrainer(</text:span><text:span text:style-name="T26">a</text:span><text:span text:style-name="T10">);</text:span></text:p>
      <text:p text:style-name="P50"><text:span text:style-name="T37">classifier</text:span><text:span text:style-name="T10"> = </text:span><text:span text:style-name="T26">t</text:span><text:span text:style-name="T10">.train(</text:span><text:span text:style-name="T26">il</text:span><text:span text:style-name="T10">);</text:span></text:p>
      <text:p text:style-name="P48"><text:span text:style-name="T10"/></text:p>
      <text:p text:style-name="P41"><text:span text:style-name="T21">Hier wurde die zuvor gespeicherte InstanceList deserialisiert und dann dem ClassifierTrainer in der train(InstanceList)-Methode übergeben. Das Ergebnis ist ein trainierter Classifier.</text:span></text:p>
      <text:p text:style-name="P39"><text:span text:style-name="T21"/></text:p>
      <text:p text:style-name="P47"><text:span text:style-name="T18">Klassifizieren</text:span></text:p>
      <text:p text:style-name="P45"><text:span text:style-name="T18"/></text:p>
      <text:p text:style-name="P34"><text:span text:style-name="T18">Wenn der Classifier trainiert wurde, kann man ihn für die Klassifikation von Dokumenten verwenden, die, nach aktuellem Kenntnisstand, dieselbe Verarbeitungskette wie die Dokumente für das Training durchlaufen </text:span><text:span text:style-name="T17">sollten</text:span><text:span text:style-name="T22"> mit dem Unterschied, dass der Iterator, der diese Dokumente ermittelt, in das target-Feld der Instanzen den leeren String einfügt, da hier die Klasse „positive“ oder „negative“ ja noch nicht klar sind.</text:span></text:p>
      <text:p text:style-name="P33"><text:span text:style-name="T18"/></text:p>
      <text:p text:style-name="P42"><text:span text:style-name="T18">Beispiel 8</text:span></text:p>
      <text:p text:style-name="P35"><text:span text:style-name="T18"/></text:p>
      <text:p text:style-name="P35"><text:span text:style-name="T31">int</text:span><text:span text:style-name="T10"> </text:span><text:span text:style-name="T26">j</text:span><text:span text:style-name="T10"> = 0;</text:span></text:p>
      <text:p text:style-name="P50"><text:span text:style-name="T31">for</text:span><text:span text:style-name="T10">(Instance </text:span><text:span text:style-name="T26">i</text:span><text:span text:style-name="T10"> : </text:span><text:span text:style-name="T26">train_ilist</text:span><text:span text:style-name="T10">){<text:tab/><text:tab/><text:tab/></text:span></text:p>
      <text:p text:style-name="P50"><text:span text:style-name="T10">Labeling </text:span><text:span text:style-name="T26">labeling</text:span><text:span text:style-name="T10"> = </text:span><text:span text:style-name="T37">classifier</text:span><text:span text:style-name="T10">.classify(</text:span><text:span text:style-name="T26">i</text:span><text:span text:style-name="T10">).getLabeling();<text:tab/><text:tab/><text:tab/></text:span></text:p>
      <text:p text:style-name="P50"><text:span text:style-name="T31"><text:tab/>for</text:span><text:span text:style-name="T10"> (</text:span><text:span text:style-name="T31">int</text:span><text:span text:style-name="T10"> </text:span><text:span text:style-name="T26">rank</text:span><text:span text:style-name="T10"> = 0; </text:span><text:span text:style-name="T26">rank</text:span><text:span text:style-name="T10"> &lt; </text:span><text:span text:style-name="T26">labeling</text:span><text:span text:style-name="T10">.numLocations(); </text:span><text:span text:style-name="T26">rank</text:span><text:span text:style-name="T10">++){ <text:s text:c="4"/></text:span></text:p>
      <text:p text:style-name="P50"><text:span text:style-name="T10"><text:tab/><text:tab/></text:span><text:span text:style-name="T31">if</text:span><text:span text:style-name="T10">(</text:span><text:span text:style-name="T26">j</text:span><text:span text:style-name="T10"> % 2 == 0)</text:span></text:p>
      <text:p text:style-name="P50"><text:span text:style-name="T10"><text:tab/> <text:s text:c="12"/>System.</text:span><text:span text:style-name="T36">out</text:span><text:span text:style-name="T10">.println(</text:span><text:span text:style-name="T26">i</text:span><text:span text:style-name="T10">.getName() + </text:span><text:span text:style-name="T42">" is probably "</text:span><text:span text:style-name="T10">);</text:span></text:p>
      <text:p text:style-name="P50"><text:span text:style-name="T10"><text:tab/> <text:s text:c="15"/></text:span></text:p>
      <text:p text:style-name="P50"><text:span text:style-name="T10"><text:tab/> <text:s text:c="6"/>System.</text:span><text:span text:style-name="T36">out</text:span><text:span text:style-name="T10">.println(</text:span><text:span text:style-name="T26">labeling</text:span><text:span text:style-name="T10">.getLabelAtRank(</text:span><text:span text:style-name="T26">rank</text:span><text:span text:style-name="T10">) + </text:span><text:span text:style-name="T42">": "</text:span><text:span text:style-name="T10"> <text:s text:c="2"/>+ <text:tab/><text:tab/><text:tab/><text:tab/></text:span><text:span text:style-name="T26">labeling</text:span><text:span text:style-name="T10">.getValueAtRank(</text:span><text:span text:style-name="T26">rank</text:span><text:span text:style-name="T10">));</text:span></text:p>
      <text:p text:style-name="P50"><text:span text:style-name="T10"><text:tab/> <text:s text:c="15"/></text:span><text:span text:style-name="T26">j</text:span><text:span text:style-name="T10">++;</text:span></text:p>
      <text:p text:style-name="P50"><text:span text:style-name="T10"><text:tab/> }</text:span></text:p>
      <text:p text:style-name="P51"><text:span text:style-name="T10"><text:tab/><text:tab/><text:tab/><text:tab/>System.</text:span><text:span text:style-name="T36">out</text:span><text:span text:style-name="T10">.println(</text:span><text:span text:style-name="T42">""</text:span><text:span text:style-name="T10">);</text:span></text:p>
      <text:p text:style-name="P51"><text:span text:style-name="T10">}</text:span></text:p>
      <text:p text:style-name="P35"><text:span text:style-name="T18"/></text:p>
      <text:p text:style-name="P36"><text:span text:style-name="T18">Hier wird davon ausgegangen, dass man die Dokumente die Klassifiziert werden sollen, bereits in einer InstanceList hat. Auf dem Classifier wird classify(Instance).getLabeling() aufgerufen,</text:span></text:p>
      <text:p text:style-name="P36"><text:span text:style-name="T18">wobei getLabeling() hier die bekannten Klassen zurückliefert: „positve“ und „negative“. Jede dieser Klassen hat bezogen auf die jeweilige Instanz eine gewisse Gewichtung zwischen 0 und 1 bekommen, wobei die Summen beider Klassen 1 ergeben. In diesem Fall ist labeling.numLocations() in der zweiten for-Schleife also 2 – da 2 Klassen bekannt sind – und für jede dieser Klassen wird der „Rang“ auf der Konsole ausgegeben.</text:span></text:p>
      <text:p text:style-name="P36"><text:span text:style-name="T18">Damit ist die Klassifizierung beendet.</text:span></text:p>
      <text:p text:style-name="P36"><text:span text:style-name="T18"/></text:p>
      <text:p text:style-name="P36"><text:span text:style-name="T18">Alternativ kann man auch die Trial Klasse verwenden, die dasselbe macht:</text:span></text:p>
      <text:p text:style-name="P36"><text:span text:style-name="T18"/></text:p>
      <text:p text:style-name="P43"><text:span text:style-name="T18">Beispiel 9</text:span></text:p>
      <text:p text:style-name="P43"><text:span text:style-name="T21"/></text:p>
      <text:p text:style-name="P43"><text:span text:style-name="T14">Trial</text:span><text:span text:style-name="T16"> </text:span><text:span text:style-name="T29">trainTrial</text:span><text:span text:style-name="T16"> = </text:span><text:span text:style-name="T32">new</text:span><text:span text:style-name="T16"> </text:span><text:span text:style-name="T15">Trial</text:span><text:span text:style-name="T16"> (</text:span><text:span text:style-name="T38">classifier</text:span><text:span text:style-name="T16">, </text:span><text:span text:style-name="T30">train_ilist</text:span><text:span text:style-name="T16">);</text:span></text:p>
      <text:p text:style-name="P43"><text:span text:style-name="T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3T14:49:05.870000000</meta:creation-date>
    <dc:date>2015-05-03T16:16:47.515000000</dc:date>
    <meta:editing-duration>PT1H27M57S</meta:editing-duration>
    <meta:editing-cycles>28</meta:editing-cycles>
    <meta:generator>LibreOffice/4.3.6.2$Windows_x86 LibreOffice_project/d50a87b2e514536ed401c18000dad4660b6a169e</meta:generator>
    <meta:document-statistic meta:table-count="0" meta:image-count="0" meta:object-count="0" meta:page-count="5" meta:paragraph-count="169" meta:word-count="1312" meta:character-count="10384" meta:non-whitespace-character-count="9000"/>
  </office:meta>
</office:document-meta>
</file>